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C3C0000090C86168DC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4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0000" draw:marker-start-width="0.355cm" draw:marker-end-width="0.355cm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ff" draw:marker-start-width="0.355cm" draw:marker-end-width="0.355cm" draw:fill-color="#ff9966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3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59cm" svg:height="14.486cm" svg:x="0cm" svg:y="0cm">
            <draw:image xlink:href="Pictures/1000000000000C3C0000090C86168DC5.jpg" xlink:type="simple" xlink:show="embed" xlink:actuate="onLoad">
              <text:p text:style-name="P1"/>
            </draw:image>
          </draw:frame>
          <draw:custom-shape draw:style-name="gr2" draw:text-style-name="P1" draw:layer="layout" svg:width="16.696cm" svg:height="4.697cm" svg:x="1.328cm" svg:y="2.3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7.272cm" svg:height="5.207cm" svg:x="1.016cm" svg:y="2.108cm">
            <text:p/>
            <draw:enhanced-geometry svg:viewBox="0 0 21600 21600" draw:path-stretchpoint-x="10800" draw:path-stretchpoint-y="10800" draw:text-areas="?f3 ?f4 ?f5 ?f6" draw:type="round-rectangle" draw:modifiers="1513.824884792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649cm" svg:height="0.649cm" svg:x="9.331cm" svg:y="4.902cm">
            <text:p text:style-name="P2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49cm" svg:height="0.649cm" svg:x="9.318cm" svg:y="3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649cm" svg:height="0.649cm" svg:x="11.501cm" svg:y="4.361cm">
            <text:p text:style-name="P2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49cm" svg:height="0.649cm" svg:x="13.353cm" svg:y="4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49cm" svg:height="0.649cm" svg:x="13.367cm" svg:y="3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49cm" svg:height="0.649cm" svg:x="16.159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49cm" svg:height="0.649cm" svg:x="16.172cm" svg:y="3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39cm" svg:height="0.239cm" svg:x="6.184cm" svg:y="6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39cm" svg:height="0.239cm" svg:x="6.635cm" svg:y="6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39cm" svg:height="0.239cm" svg:x="7.085cm" svg:y="6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39cm" svg:height="0.239cm" svg:x="7.536cm" svg:y="6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39cm" svg:height="0.239cm" svg:x="7.947cm" svg:y="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2.58cm" svg:height="0.952cm" svg:x="5.879cm" svg:y="5.78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2.58cm" svg:height="0.839cm" svg:x="5.905cm" svg:y="5.618cm">
            <draw:text-box>
              <text:p text:style-name="P3"><text:span text:style-name="T1">1 2 3 4 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83cm" fo:page-height="14.4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Elliott</meta:initial-creator>
    <meta:creation-date>2013-10-16T16:32:17.469000000</meta:creation-date>
    <dc:date>2013-10-16T17:11:23.845000000</dc:date>
    <dc:creator>Christopher Elliott</dc:creator>
    <meta:editing-duration>PT23M54S</meta:editing-duration>
    <meta:editing-cycles>2</meta:editing-cycles>
    <meta:generator>LibreOffice/4.1.2.3$Windows_x86 LibreOffice_project/40b2d7fde7e8d2d7bc5a449dc65df4d08a7dd38</meta:generator>
    <meta:document-statistic meta:object-count="18"/>
  </office:meta>
</office:document-meta>
</file>